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lbany" svg:font-family="Albany"/>
    <style:font-face style:name="Arial" svg:font-family="Arial"/>
    <style:font-face style:name="Times New Roman" svg:font-family="'Times New Roman'"/>
    <style:font-face style:name="Verdana" svg:font-family="Verdana"/>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paragraph-properties fo:margin-top="0cm" fo:margin-bottom="0.499cm"/>
      <style:text-properties style:font-name="Times New Roman" fo:font-size="12pt"/>
    </style:style>
    <style:style style:name="P3" style:family="paragraph" style:parent-style-name="Text_20_body">
      <style:text-properties style:font-name="Times New Roman" fo:font-size="12pt"/>
    </style:style>
    <style:style style:name="P4" style:family="paragraph" style:parent-style-name="Text_20_body">
      <style:paragraph-properties fo:margin-top="0cm" fo:margin-bottom="0.499cm"/>
      <style:text-properties style:font-name="Times New Roman" fo:font-size="12pt"/>
    </style:style>
    <style:style style:name="P5" style:family="paragraph" style:parent-style-name="Text_20_body">
      <style:text-properties style:font-name="Times New Roman" fo:font-size="12pt"/>
    </style:style>
    <style:style style:name="P6" style:family="paragraph" style:parent-style-name="Text_20_body">
      <style:text-properties style:font-name="Times New Roman1" fo:font-size="12pt" style:font-size-asian="12pt" style:font-size-complex="12pt"/>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style:font-name="Times New Roman" fo:font-size="12pt"/>
    </style:style>
    <style:style style:name="P9" style:family="paragraph" style:parent-style-name="Heading_20_2"/>
    <style:style style:name="P10" style:family="paragraph" style:parent-style-name="Heading_20_2">
      <style:text-properties style:font-name="Arial"/>
    </style:style>
    <style:style style:name="P11" style:family="paragraph" style:parent-style-name="Heading_20_2">
      <style:paragraph-properties fo:break-before="page"/>
    </style:style>
    <style:style style:name="P12" style:family="paragraph" style:parent-style-name="Text_20_body">
      <style:paragraph-properties fo:margin-top="0cm" fo:margin-bottom="0cm"/>
      <style:text-properties style:font-name="Times New Roman" fo:font-size="12pt"/>
    </style:style>
    <style:style style:name="P13" style:family="paragraph" style:parent-style-name="Text_20_body">
      <style:text-properties style:font-name="Times New Roman1" fo:font-size="12pt" style:font-size-asian="12pt" style:font-size-complex="12pt"/>
    </style:style>
    <style:style style:name="P14" style:family="paragraph" style:parent-style-name="Text_20_body">
      <style:text-properties style:font-name="Times New Roman" fo:font-size="12pt"/>
    </style:style>
    <style:style style:name="P15" style:family="paragraph" style:parent-style-name="Text_20_body">
      <style:paragraph-properties fo:margin-top="0cm" fo:margin-bottom="0.499cm"/>
      <style:text-properties style:font-name="Times New Roman" fo:font-size="12pt"/>
    </style:style>
    <style:style style:name="P16" style:family="paragraph" style:parent-style-name="Heading_20_1">
      <style:text-properties style:font-name="Arial"/>
    </style:style>
  </office:automatic-styles>
  <office:body>
    <office:text text:use-soft-page-breaks="true">
      <text:tracked-changes>
        <text:changed-region text:id="ct-1425513024">
          <text:insertion>
            <office:change-info>
              <dc:creator>Tamino Dauth</dc:creator>
              <dc:date>2010-04-18T18:14:00</dc:date>
            </office:change-info>
          </text:insertion>
        </text:changed-region>
        <text:changed-region text:id="ct-1425513136">
          <text:insertion>
            <office:change-info>
              <dc:creator>Tamino Dauth</dc:creator>
              <dc:date>2010-04-18T18:15:00</dc:date>
            </office:change-info>
          </text:insertion>
        </text:changed-region>
        <text:changed-region text:id="ct-1425512912">
          <text:deletion>
            <office:change-info>
              <dc:creator>Tamino Dauth</dc:creator>
              <dc:date>2010-04-18T18:15:00</dc:date>
            </office:change-info>
            <text:p text:style-name="P1"/>
            <text:p text:style-name="Heading_20_2"/>
          </text:deletion>
        </text:changed-region>
        <text:changed-region text:id="ct-1425512800">
          <text:format-change>
            <office:change-info>
              <dc:creator>Tamino Dauth</dc:creator>
              <dc:date>2010-04-18T18:14:00</dc:date>
            </office:change-info>
          </text:format-change>
        </text:changed-region>
        <text:changed-region text:id="ct-1425512688">
          <text:insertion>
            <office:change-info>
              <dc:creator>Tamino Dauth</dc:creator>
              <dc:date>2010-04-18T18:14:00</dc:date>
            </office:change-info>
          </text:insertion>
        </text:changed-region>
        <text:changed-region text:id="ct-1425512576">
          <text:deletion>
            <office:change-info>
              <dc:creator>Tamino Dauth</dc:creator>
              <dc:date>2010-04-18T18:14:00</dc:date>
            </office:change-info>
            <text:p text:style-name="P2"/>
            <text:p text:style-name="P2"/>
          </text:deletion>
        </text:changed-region>
        <text:changed-region text:id="ct-1425512464">
          <text:insertion>
            <office:change-info>
              <dc:creator>Tamino Dauth</dc:creator>
              <dc:date>2010-04-18T18:15:00</dc:date>
            </office:change-info>
          </text:insertion>
        </text:changed-region>
        <text:changed-region text:id="ct-1425510896">
          <text:deletion>
            <office:change-info>
              <dc:creator>Tamino Dauth</dc:creator>
              <dc:date>2010-04-18T18:15:00</dc:date>
            </office:change-info>
            <text:p text:style-name="P3">"</text:p>
          </text:deletion>
        </text:changed-region>
        <text:changed-region text:id="ct-1425512128">
          <text:insertion>
            <office:change-info>
              <dc:creator>Tamino Dauth</dc:creator>
              <dc:date>2010-04-18T18:15:00</dc:date>
            </office:change-info>
          </text:insertion>
        </text:changed-region>
        <text:changed-region text:id="ct-1425512016">
          <text:deletion>
            <office:change-info>
              <dc:creator>Tamino Dauth</dc:creator>
              <dc:date>2010-04-18T18:15:00</dc:date>
            </office:change-info>
            <text:p text:style-name="P3">"</text:p>
          </text:deletion>
        </text:changed-region>
        <text:changed-region text:id="ct-1425511904">
          <text:insertion>
            <office:change-info>
              <dc:creator>Tamino Dauth</dc:creator>
              <dc:date>2010-04-18T18:15:00</dc:date>
            </office:change-info>
          </text:insertion>
        </text:changed-region>
        <text:changed-region text:id="ct-1425511792">
          <text:insertion>
            <office:change-info>
              <dc:creator>Tamino Dauth</dc:creator>
              <dc:date>2010-04-18T18:16:00</dc:date>
            </office:change-info>
          </text:insertion>
        </text:changed-region>
        <text:changed-region text:id="ct-1425511680">
          <text:insertion>
            <office:change-info>
              <dc:creator>Tamino Dauth</dc:creator>
              <dc:date>2010-04-18T18:17:00</dc:date>
            </office:change-info>
          </text:insertion>
        </text:changed-region>
        <text:changed-region text:id="ct-1430836896">
          <text:insertion>
            <office:change-info>
              <dc:creator>Tamino Dauth</dc:creator>
              <dc:date>2010-04-18T18: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bj_v"/>Die Götter</text:h>
      <text:h text:style-name="Heading_20_2" text:outline-level="2"><text:bookmark text:name="b4js"/>Erschaffung der Welt</text:h>
      <text:p text:style-name="P2">Alle vier Götter schufen gemeinsam die Welt, in der "Die Macht des Feuers" spielt.<text:bookmark text:name="qv9.1"/></text:p>
      <text:p text:style-name="P2">Über die Erschaffung ist unter den Sterblichen so gut wie nichts mehr bekannt. Sie wissen nicht einmal mehr wann sie geschaffen wurde.<text:bookmark text:name="b4js0"/></text:p>
      <text:p text:style-name="P2">Nach der Erschaffung zogen sich die Götter wieder in ihre Dimension zurück.<text:bookmark text:name="lmcz"/></text:p>
      <text:p text:style-name="P2">Diese Welt ist nicht die erste, die von ihnen geschaffen wurde. Dies wissen jedoch nur einige der weisesten und gelehrten Sterblichen. Doch auch sie wissen nicht genau wie viele bereits entstanden sind, sie wissen nur, dass alle bisherigen zum Scheitern verurteilt waren und sich am Ende selbst vernichteten.<text:bookmark text:name="ddf2"/></text:p>
      <text:p text:style-name="P2">Das Ziel der Erschaffung einer solchen Welt ist lediglich das Ausprobieren und Verbessern der Fähigkeiten der Götter.<text:bookmark text:name="idlh"/></text:p>
      <text:p text:style-name="P2">Außerdem dient die Welt der Belustigung und Unterhaltung der Götter.<text:bookmark text:name="v4z_"/></text:p>
      <text:p text:style-name="P2">Die Götter erhoffen sich durch diese Folge von Erschaffungen und dem Sammeln von neuen Erfahrungen, indem sie die von ihnen geschaffenen Lebewesen studieren irgendwann eine perfekt funktionierende erschaffen zu können.<text:bookmark text:name="jb28"/></text:p>
      <text:h text:style-name="Heading_20_2" text:outline-level="2"><text:bookmark text:name="bj_v0"/>Der goldene Tempel</text:h>
      <text:p text:style-name="P2">Der goldene Tempel ist der Sitz der Götter. In Wahrheit ist der "Sitz" der Götter jedoch eine andere Dimension. Nach dem Glauben der Sterblichen jedoch, ist er in verschiedene Kammern und Gebäude-Teile für die einzelnen Götter und ihre Diener, sowie die Seelen der tapfer Gefallenen eingeteilt. Das Hauptgebäude des Tempels ist eine Runde Kuppel mit einem großen Raum darunter, in dessen Mitte ein Brunnen steht. Dieser Brunnen ist die Quelle des Lebens und des Todes. Jeder der Sterbliche, der von seinem Wasser trinkt, so heißt es, wird entweder den ewigen Qualen des Lebens eines Dämons verfallen oder ein mächtiger Krieger mit göttlichen Kräften werden.<text:bookmark text:name="zcvv2"/></text:p>
      <text:p text:style-name="P2">Dies entscheidet sich daraus wie der Sterbliche in seinem bisherigen Leben gehandelt hat.<text:bookmark text:name="zcvv3"/></text:p>
      <text:p text:style-name="P2">Den alten Sagen nach gab es bereits einige Sterbliche, die versuchten durch dieses Wasser allmächtig zu werden, doch alle von ihnen verwandelten sich in eine grausame Kreatur.<text:bookmark text:name="q-y3"/></text:p>
      <text:p text:style-name="P2">Hierbei gilt es anzumerken, dass dies dem Glauben des einfachen Volkes der Hochelfen und Menschen entspricht und keinem sonst. Die Gelehrten jener Völker wissen oft, dass dies vermutlich nicht der Realität entspricht, bringen die Wenigergelehrten jedoch nicht von ihrem Glauben ab, sondern akzeptieren diesen meist als eine Art Traditionsverbundenheit.</text:p>
      <text:p text:style-name="P2">In Wahrheit aber lässt sich die Dimension der Götter gar nicht mit den Begriffen der Sterblichen beschreiben. Auch was mit ihnen geschieht ist eigentlich unbekannt und hat sich nur durch die von ihnen erzählten Geschichten in ihre Köpfe eingebrannt.<text:bookmark text:name="jeqc0"/></text:p>
      <text:h text:style-name="P10" text:outline-level="2"><text:bookmark text:name="vgau"/><text:soft-page-break/>Die Aufteilung</text:h>
      <text:p text:style-name="P2">Dem Glauben der Sterblichen nach gibt es für fast jeden wichtigen Bereich des Lebens einen Gott. Jeder dieser Götter hat dem Glauben der Sterblichen nach die Aufgabe jenen, die in sich in ihrem Bereich besonders verdient machen, Gutes zu tun und jenen, die dies nicht tun oder ihren Glauben gar verachten, dies zu vergelten. Viele der Sterblichen entscheiden sich für einen Gott. Hat man sich erst einmal für einen Gott entschieden, sollte man nach den Regeln der Sterblichen strikt dessen Regeln befolgen und kann dafür um so höher in dessen Gunst aufsteigen.<text:bookmark text:name="zcvv7"/></text:p>
      <text:p text:style-name="P2">In der Gunst eines Gottes aufzusteigen kann vielerlei bedeuten. Entweder hilft er einem bei einfachen Dingen im Alltag oder man konzentriert sich auf ein bestimmtes Ziel.<text:bookmark text:name="zcvv9"/></text:p>
      <text:p text:style-name="P2">Selbstverständlich trifft auch dies nicht auf die Gegebenheiten der Realität zu. Die Götter nehmen keinerlei Einfluss auf das Leben der Sterblichen mehr, seitdem sie die Welt erschaffen haben. Nicht einmal die Gelehrtesten unter den Sterblichen sind sich noch sicher, ob die Götter die Welt überhaupt noch beobachten oder bereits aufgegeben haben.</text:p>
      <text:h text:style-name="P10" text:outline-level="2"><text:bookmark text:name="yll:"/>Die Sterblichen<text:bookmark text:name="gvs_"/></text:h>
      <text:p text:style-name="P2">Es gibt einige Sterbliche, die zu den „intelligenten“ Rassen gehören. Andere wiederum handeln nur nach ihrem, von den Göttern gegebenen primitiven Instinkt.<text:bookmark text:name="ucdr"/></text:p>
      <text:p text:style-name="P2">Allerdings haben auch die "intelligenten" Sterblichen gewisse Triebe, denen sie nur selten widerstehen können.<text:bookmark text:name="zcvv12"/></text:p>
      <text:p text:style-name="P2">Die Rassen sind aus der Sicht der Götter mit einer Art Experimentszüchtung vergleichbar, bei welcher möglichst unterschiedliche, wenn auch oft geringfügig, Rassen erschaffen werden und ihre Entwicklung verfolgt wird, bis man schließlich eine perfekte für die ebenfalls erstrebte perfekte Welt gefunden hat</text:p>
      <text:h text:style-name="P10" text:outline-level="2"><text:bookmark text:name="verg"/>Glaubenskriege</text:h>
      <text:p text:style-name="P8">Schon oft kam es unter den Sterblichen zu Glaubenskriegen. Schon manch einfacher Streit um den Glauben an den „richtigen“ Gott entfachte einen Bürgerkrieg oder gar Schlimmeres.<text:change-start text:change-id="ct-1425513024"/></text:p>
      <text:p text:style-name="P8"><text:bookmark text:name="zcvv14"/><text:change-end text:change-id="ct-1425513024"/></text:p>
      <text:p text:style-name="P8">Die Götter selbst interessiert dabei nur, wie es zu solchen Konflikten kommen konnte, nicht wie sie enden.<text:change-start text:change-id="ct-1425513136"/></text:p>
      <text:p text:style-name="P1"><text:bookmark text:name="t51m0"/><text:change-end text:change-id="ct-1425513136"/><text:change text:change-id="ct-1425512912"/><text:change-start text:change-id="ct-1425512800"/>Liste der Götter<text:change-end text:change-id="ct-1425512800"/></text:p>
      <text:p text:style-name="P8">Die einzelnen Bereiche, die die Götter abdecken, wurden, genau wie die Namen, von den Sterblichen selbst erdacht und haben keinerlei Bezug zu den eigentlichen Göttern.<text:bookmark text:name="t51m1"/></text:p>
      <text:p text:style-name="P8">Lediglich die Anzahl der Götter stimmt mit der Realität überein.<text:change-start text:change-id="ct-1425512688"/></text:p>
      <text:p text:style-name="P2"><text:bookmark text:name="t51m3"/><text:change-end text:change-id="ct-1425512688"/><text:change text:change-id="ct-1425512576"/></text:p>
      <text:p text:style-name="P8">Feltor – Gott des Kampfes und der Ergebenheit:<text:bookmark text:name="zcvv18"/></text:p>
      <text:p text:style-name="P8">Astralwandler, Ritter und andere Soldaten verehren Feltor. Vor Schlachten ersuchen sie meistens um seinen Beistand.<text:bookmark text:name="zcvv19"/></text:p>
      <text:p text:style-name="P8"><text:bookmark text:name="zcvv20"/></text:p>
      <text:p text:style-name="P8">Urang – Gott des Friedens und der Wachsamkeit:<text:bookmark text:name="zcvv21"/></text:p>
      <text:p text:style-name="P8">Kleriker, Mönche und andere Templer verehren Urang und beten um seinen Beistand.<text:bookmark text:name="zcvv22"/></text:p>
      <text:p text:style-name="P8"><text:bookmark text:name="zcvv23"/></text:p>
      <text:p text:style-name="P8">Heldris – Göttin der Liebe und der Schönheit:<text:bookmark text:name="un1c"/></text:p>
      <text:p text:style-name="P8"><text:bookmark text:name="un1c0"/>Illusionisten und vor allem Bauern und ärmere Bewohner, aber auch Hochelfen beten sie an.</text:p>
      <text:p text:style-name="P7"><text:bookmark text:name="zcvv26"/></text:p>
      <text:p text:style-name="P8">Krepar – Göttin der Natur und Symbiose:<text:bookmark text:name="zcvv27"/></text:p>
      <text:p text:style-name="P8">Waldläufer, Jäger, Druiden, Heiler, Dunkelelfen und andere Waldbewohner beten zu Krepar.<text:bookmark text:name="c5ma"/></text:p>
      <text:p text:style-name="P8">Sie wird als elfenartiges Wesen dargestellt.<text:change-start text:change-id="ct-1425512464"/></text:p>
      <text:p text:style-name="P8"><text:bookmark text:name="zcvv28"/><text:change-end text:change-id="ct-1425512464"/></text:p>
      <text:h text:style-name="P10" text:outline-level="2"><text:bookmark text:name="b63m"/>Ungläubige</text:h>
      <text:p text:style-name="P3">Natürlich gibt es auch Sterbliche, die nicht an einen der von den Sterblichen selbst bestimmten Göttern glauben. Oft beten diese dann andere mächtigere Sterbliche an.<text:bookmark text:name="mz5o"/></text:p>
      <text:p text:style-name="P3">Einige Gelehrte folgen auch keinem der genannten Glaubensarten, sondern vielmehr einigen von ihnen gesammelten Lebensweisheiten.<text:bookmark text:name="y62b"/></text:p>
      <text:p text:style-name="P3">Diese gehören insgesamt betrachtet sogar der Mehrheit an, da sämtliche <text:change text:change-id="ct-1425510896"/><text:change-start text:change-id="ct-1425512128"/>“<text:change-end text:change-id="ct-1425512128"/>primitive<text:change text:change-id="ct-1425512016"/><text:change-start text:change-id="ct-1425511904"/>”<text:change-end text:change-id="ct-1425511904"/> Rassen dazu gehören.</text:p>
      <text:p text:style-name="P3">Sie besteht aus Dämonen, Drachentötern, Nordmännern, Zwergen, Nekromanten, Tieren, Untoten und Zauberern.<text:change-start text:change-id="ct-1425511792"/></text:p>
      <text:p text:style-name="P3"/>
      <text:p text:style-name="Heading_20_2"><text:bookmark text:name="dwzp"/>Moth</text:p>
      <text:p text:style-name="P6">Der Totenbeschwörer Deranor erfand einst den Gott “Moth”, welcher angeblich der Gott der Toten ist.</text:p>
      <text:p text:style-name="P6">Die geschah jedoch nur aufgrund <text:change-end text:change-id="ct-1425511792"/><text:change-start text:change-id="ct-1425511680"/>Deranors streben nach der Macht über die Toten und der Unverständnis der Menschen dafür.<text:change-end text:change-id="ct-1425511680"/><text:change-start text:change-id="ct-1430836896"/></text:p>
      <text:p text:style-name="P6">Tatsächlich ist Moth der Name des Drachens des Totenreichs. Deranor stieß während seiner Forschungen auf den Namen.<text:change-end text:change-id="ct-1430836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lbany" svg:font-family="Albany"/>
    <style:font-face style:name="Arial" svg:font-family="Arial"/>
    <style:font-face style:name="Times New Roman" svg:font-family="'Times New Roman'"/>
    <style:font-face style:name="Verdana" svg:font-family="Verdana"/>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style:style style:name="Table_20_Contents" style:display-name="Table Contents" style:family="paragraph" style:class="extra">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style:style style:name="Text_20_body" style:display-name="Text body" style:family="paragraph" style:class="text">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style:style style:name="List" style:family="paragraph" style:class="list">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style:style style:name="Sender" style:family="paragraph" style:class="extra">
      <style:paragraph-properties fo:margin-left="0.152cm" fo:margin-right="0.152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0pt" fo:language="en" fo:country="US" fo:font-style="italic" style:text-underline-style="none" fo:font-weight="normal" style:text-underline-mode="continuous" style:text-overline-mode="continuous" style:text-line-through-mode="continuous" fo:background-color="transparent"/>
    </style:style>
    <style:style style:name="Horizontal_20_Line" style:display-name="Horizontal Line" style:family="paragraph" style:next-style-name="Text_20_body" style:class="html">
      <style:paragraph-properties fo:margin-left="0.152cm" fo:margin-right="0.152cm" fo:margin-top="0cm" fo:margin-bottom="0.499cm" fo:line-height="100%" fo:text-align="start" style:justify-single-word="false" fo:text-indent="0cm" style:auto-text-indent="false" fo:background-color="transparent" style:border-line-width-bottom="0.002cm 0.035cm 0.002cm" fo:padding="0cm" fo:border-left="none" fo:border-right="none" fo:border-top="none" fo:border-bottom="0.039cm double #808080" style:writing-mode="lr-tb">
        <style:background-image/>
      </style:paragraph-properties>
      <style:text-properties fo:font-variant="normal" fo:text-transform="none" fo:color="#000000" style:text-line-through-style="none" style:font-name="Verdana" fo:font-size="6pt" fo:language="en" fo:country="US" style:text-underline-style="none" fo:font-weight="normal" style:text-underline-mode="continuous" style:text-overline-mode="continuous" style:text-line-through-mode="continuous" fo:background-color="transparent"/>
    </style:style>
    <style:style style:name="Heading"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Albany" fo:font-size="14pt" fo:language="en" fo:country="US" style:text-underline-style="none" fo:font-weight="normal" style:text-underline-mode="continuous" style:text-overline-mode="continuous" style:text-line-through-mode="continuous" fo:background-color="transparent"/>
    </style:style>
    <style:style style:name="Heading_20_1" style:display-name="Heading 1"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24pt" fo:language="en" fo:country="US" style:text-underline-style="none" fo:font-weight="bold" style:text-underline-mode="continuous" style:text-overline-mode="continuous" style:text-line-through-mode="continuous" fo:background-color="transparent"/>
    </style:style>
    <style:style style:name="Caption" style:family="paragraph" style:class="extra">
      <style:paragraph-properties fo:margin-left="0.152cm" fo:margin-right="0.152cm" fo:margin-top="0.212cm" fo:margin-bottom="0.212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Verdana" fo:font-size="12pt" fo:language="en" fo:country="US" fo:font-style="italic" style:text-underline-style="none" fo:font-weight="normal" style:text-underline-mode="continuous" style:text-overline-mode="continuous" style:text-line-through-mode="continuous" fo:background-color="transparent"/>
    </style:style>
    <style:style style:name="Heading_20_2" style:display-name="Heading 2"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Albany" fo:font-size="14pt" fo:language="en" fo:country="US" fo:font-style="italic" style:text-underline-style="none" fo:font-weight="bold" style:text-underline-mode="continuous" style:text-overline-mode="continuous" style:text-line-through-mode="continuous" fo:background-color="transparent"/>
    </style:style>
    <style:style style:name="Footer" style:family="paragraph" style:class="extra">
      <style:paragraph-properties fo:margin-left="0.152cm" fo:margin-right="0.152cm" fo:margin-top="0.152cm" fo:margin-bottom="0.152cm"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style:style style:name="Header" style:family="paragraph" style:class="extra">
      <style:paragraph-properties fo:margin-left="0.152cm" fo:margin-right="0.152cm" fo:margin-top="0.152cm" fo:margin-bottom="0.152cm"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none" style:font-name="Verdana" fo:font-size="10pt" fo:language="en" fo:country="US" style:text-underline-style="none" fo:font-weight="normal" style:text-underline-mode="continuous" style:text-overline-mode="continuous" style:text-line-through-mode="continuous" fo:background-color="transpar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Unbekannt</meta:initial-creator>
    <meta:editing-cycles>8</meta:editing-cycles>
    <dc:date>2010-04-18T18:18:48</dc:date>
    <meta:creation-date>2008-08-13T14:16:18</meta:creation-date>
    <dc:creator>Tamino Dauth</dc:creator>
    <meta:editing-duration>PT00H04M04S</meta:editing-duration>
    <meta:document-statistic meta:table-count="0" meta:image-count="0" meta:object-count="0" meta:page-count="3" meta:paragraph-count="49" meta:word-count="940" meta:character-count="6236"/>
  </office:meta>
</office:document-meta>
</file>